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DELIVERANCE (125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DELIVERANCE (125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parison (12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clusion (125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DELIVERANCE (125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'S REQUEST (125:4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'S REQUEST (125:4-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0 LORD, do good to those who are good" (125: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Banish those who turn to crooked ways, 0 LORD" (125: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5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GOD'S DELIVERANCE (125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SALMIST'S REQUEST (125:4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5 </dc:title>
    <meta:initial-creator>David STRICKLAND</meta:initial-creator>
    <dc:creator>David STRICKLAND</dc:creator>
    <meta:creation-date>2020-02-23T23:21:01Z</meta:creation-date>
    <dc:date>2020-02-23T23:21:01Z</dc:date>
    <meta:template xlink:href="BibleStudy" xlink:type="simple"/>
    <meta:editing-cycles>1</meta:editing-cycles>
    <meta:editing-duration>PT0S</meta:editing-duration>
    <meta:document-statistic meta:paragraph-count="14" meta:word-count="88"/>
  </office:meta>
</office:document-meta>
</file>